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row>
              <mi>a</mi>
              <mo stretchy="false">∗</mo>
              <mrow>
                <mo fence="true" stretchy="false">(</mo>
                <mrow>
                  <mrow>
                    <mi>x</mi>
                    <mo stretchy="false">−</mo>
                    <mi>y</mi>
                  </mrow>
                </mrow>
                <mo fence="true" stretchy="false">)</mo>
              </mrow>
              <mo stretchy="false">∗</mo>
              <mrow>
                <mo fence="true" stretchy="false">(</mo>
                <mrow>
                  <mrow>
                    <mi>x</mi>
                    <mo stretchy="false">−</mo>
                    <mi>z</mi>
                  </mrow>
                </mrow>
                <mo fence="true" stretchy="false">)</mo>
              </mrow>
            </mrow>
            <mo stretchy="false">=</mo>
            <mn>0</mn>
          </mrow>
        </mtd>
      </mtr>
      <mtr>
        <mtd>
          <mrow/>
        </mtd>
      </mtr>
      <mtr>
        <mtd>
          <mrow>
            <mo stretchy="false">⇒</mo>
            <mrow>
              <mrow>
                <mi>a</mi>
                <mo stretchy="false">∗</mo>
                <mi>y</mi>
                <mo stretchy="false">∗</mo>
                <mi>z</mi>
              </mrow>
              <mo stretchy="false">=</mo>
              <mi>c</mi>
            </mrow>
          </mrow>
        </mtd>
      </mtr>
      <mtr>
        <mtd>
          <mrow>
            <mo stretchy="false">⇒</mo>
            <mrow>
              <mrow>
                <mi>y</mi>
                <mo stretchy="false">∗</mo>
                <mi>z</mi>
              </mrow>
              <mo stretchy="false">=</mo>
              <mfrac>
                <mi>c</mi>
                <mi>a</mi>
              </mfrac>
            </mrow>
          </mrow>
        </mtd>
      </mtr>
      <mtr>
        <mtd>
          <mrow/>
        </mtd>
      </mtr>
      <mtr>
        <mtd>
          <mrow>
            <mi>y</mi>
            <mo stretchy="false">=</mo>
            <mrow>
              <mfrac>
                <mrow>
                  <mo stretchy="false">−</mo>
                  <mi>b</mi>
                </mrow>
                <mrow>
                  <mn>2</mn>
                  <mo stretchy="false">∗</mo>
                  <mi>a</mi>
                </mrow>
              </mfrac>
              <mo stretchy="false">+</mo>
              <mi>h</mi>
            </mrow>
          </mrow>
        </mtd>
      </mtr>
      <mtr>
        <mtd>
          <mrow>
            <mi>z</mi>
            <mo stretchy="false">=</mo>
            <mrow>
              <mfrac>
                <mrow>
                  <mo stretchy="false">−</mo>
                  <mi>b</mi>
                </mrow>
                <mrow>
                  <mn>2</mn>
                  <mo stretchy="false">∗</mo>
                  <mi>a</mi>
                </mrow>
              </mfrac>
              <mo stretchy="false">−</mo>
              <mi>h</mi>
            </mrow>
          </mrow>
        </mtd>
      </mtr>
      <mtr>
        <mtd>
          <mrow/>
        </mtd>
      </mtr>
      <mtr>
        <mtd>
          <mrow>
            <mo stretchy="false">⇒</mo>
            <mrow>
              <mrow>
                <mi>y</mi>
                <mo stretchy="false">∗</mo>
                <mi>z</mi>
              </mrow>
              <mo stretchy="false">=</mo>
              <mrow>
                <mrow>
                  <mo fence="true" stretchy="false">(</mo>
                  <mrow>
                    <mrow>
                      <mfrac>
                        <mrow>
                          <mo stretchy="false">−</mo>
                          <mi>b</mi>
                        </mrow>
                        <mrow>
                          <mn>2</mn>
                          <mo stretchy="false">∗</mo>
                          <mi>a</mi>
                        </mrow>
                      </mfrac>
                      <mo stretchy="false">+</mo>
                      <mi>h</mi>
                    </mrow>
                  </mrow>
                  <mo fence="true" stretchy="false">)</mo>
                </mrow>
                <mo stretchy="false">∗</mo>
                <mrow>
                  <mo fence="true" stretchy="false">(</mo>
                  <mrow>
                    <mrow>
                      <mfrac>
                        <mrow>
                          <mo stretchy="false">−</mo>
                          <mi>b</mi>
                        </mrow>
                        <mrow>
                          <mn>2</mn>
                          <mo stretchy="false">∗</mo>
                          <mi>a</mi>
                        </mrow>
                      </mfrac>
                      <mo stretchy="false">−</mo>
                      <mi>h</mi>
                    </mrow>
                  </mrow>
                  <mo fence="true" stretchy="false">)</mo>
                </mrow>
              </mrow>
            </mrow>
          </mrow>
        </mtd>
      </mtr>
      <mtr>
        <mtd>
          <mrow>
            <mo stretchy="false">⇒</mo>
            <mrow>
              <mfrac>
                <mi>c</mi>
                <mi>a</mi>
              </mfrac>
              <mo stretchy="false">=</mo>
              <mrow>
                <mfrac>
                  <msup>
                    <mi>b</mi>
                    <mn>2</mn>
                  </msup>
                  <mrow>
                    <mn>4</mn>
                    <mo stretchy="false">∗</mo>
                    <msup>
                      <mi>a</mi>
                      <mn>2</mn>
                    </msup>
                  </mrow>
                </mfrac>
                <mo stretchy="false">−</mo>
                <msup>
                  <mi>h</mi>
                  <mn>2</mn>
                </msup>
              </mrow>
            </mrow>
          </mrow>
        </mtd>
      </mtr>
      <mtr>
        <mtd>
          <mrow>
            <mo stretchy="false">⇒</mo>
            <mrow>
              <msup>
                <mi>h</mi>
                <mn>2</mn>
              </msup>
              <mo stretchy="false">=</mo>
              <mrow>
                <mfrac>
                  <msup>
                    <mi>b</mi>
                    <mn>2</mn>
                  </msup>
                  <mrow>
                    <mn>4</mn>
                    <mo stretchy="false">∗</mo>
                    <msup>
                      <mi>a</mi>
                      <mn>2</mn>
                    </msup>
                  </mrow>
                </mfrac>
                <mo stretchy="false">−</mo>
                <mfrac>
                  <mi>c</mi>
                  <mi>a</mi>
                </mfrac>
              </mrow>
            </mrow>
          </mrow>
        </mtd>
      </mtr>
      <mtr>
        <mtd>
          <mrow>
            <mo stretchy="false">⇒</mo>
            <mrow>
              <mi>h</mi>
              <mo stretchy="false">=</mo>
              <mrow>
                <mo stretchy="false">±</mo>
                <msqrt>
                  <mrow>
                    <mfrac>
                      <msup>
                        <mi>b</mi>
                        <mn>2</mn>
                      </msup>
                      <mrow>
                        <mn>4</mn>
                        <mo stretchy="false">∗</mo>
                        <msup>
                          <mi>a</mi>
                          <mn>2</mn>
                        </msup>
                      </mrow>
                    </mfrac>
                    <mo stretchy="false">−</mo>
                    <mfrac>
                      <mi>c</mi>
                      <mi>a</mi>
                    </mfrac>
                  </mrow>
                </msqrt>
              </mrow>
            </mrow>
          </mrow>
        </mtd>
      </mtr>
      <mtr>
        <mtd>
          <mrow>
            <mo stretchy="false">⇒</mo>
            <mrow>
              <mi>h</mi>
              <mo stretchy="false">=</mo>
              <mrow>
                <mo stretchy="false">±</mo>
                <msqrt>
                  <mfrac>
                    <mrow>
                      <msup>
                        <mi>b</mi>
                        <mn>2</mn>
                      </msup>
                      <mo stretchy="false">−</mo>
                      <mrow>
                        <mn>4</mn>
                        <mo stretchy="false">∗</mo>
                        <mi>a</mi>
                        <mo stretchy="false">∗</mo>
                        <mi>c</mi>
                      </mrow>
                    </mrow>
                    <mrow>
                      <mn>4</mn>
                      <mo stretchy="false">∗</mo>
                      <msup>
                        <mi>a</mi>
                        <mn>2</mn>
                      </msup>
                    </mrow>
                  </mfrac>
                </msqrt>
              </mrow>
            </mrow>
          </mrow>
        </mtd>
      </mtr>
      <mtr>
        <mtd>
          <mrow>
            <mo stretchy="false">⇒</mo>
            <mrow>
              <mi>h</mi>
              <mo stretchy="false">=</mo>
              <mfrac>
                <mrow>
                  <mo stretchy="false">±</mo>
                  <msqrt>
                    <mrow>
                      <msup>
                        <mi>b</mi>
                        <mn>2</mn>
                      </msup>
                      <mo stretchy="false">−</mo>
                      <mrow>
                        <mn>4</mn>
                        <mo stretchy="false">∗</mo>
                        <mi>a</mi>
                        <mo stretchy="false">∗</mo>
                        <mi>c</mi>
                      </mrow>
                    </mrow>
                  </msqrt>
                </mrow>
                <mrow>
                  <mn>2</mn>
                  <mo stretchy="false">∗</mo>
                  <mi>a</mi>
                </mrow>
              </mfrac>
            </mrow>
          </mrow>
        </mtd>
      </mtr>
      <mtr>
        <mtd>
          <mrow/>
        </mtd>
      </mtr>
      <mtr>
        <mtd>
          <mrow>
            <mi mathvariant="italic">Si</mi>
            <mrow>
              <mi>h</mi>
              <mo stretchy="false">=</mo>
              <mfrac>
                <mrow>
                  <mo stretchy="false">+</mo>
                  <msqrt>
                    <mrow>
                      <msup>
                        <mi>b</mi>
                        <mn>2</mn>
                      </msup>
                      <mo stretchy="false">−</mo>
                      <mrow>
                        <mn>4</mn>
                        <mo stretchy="false">∗</mo>
                        <mi>a</mi>
                        <mo stretchy="false">∗</mo>
                        <mi>c</mi>
                      </mrow>
                    </mrow>
                  </msqrt>
                </mrow>
                <mrow>
                  <mn>2</mn>
                  <mo stretchy="false">∗</mo>
                  <mi>a</mi>
                </mrow>
              </mfrac>
            </mrow>
            <mi>,</mi>
            <mi mathvariant="italic">entonces</mi>
            <mn>...</mn>
          </mrow>
        </mtd>
      </mtr>
      <mtr>
        <mtd>
          <mrow/>
        </mtd>
      </mtr>
      <mtr>
        <mtd>
          <mrow>
            <mi>y</mi>
            <mo stretchy="false">=</mo>
            <mrow>
              <mfrac>
                <mrow>
                  <mo stretchy="false">−</mo>
                  <mi>b</mi>
                </mrow>
                <mrow>
                  <mn>2</mn>
                  <mo stretchy="false">∗</mo>
                  <mi>a</mi>
                </mrow>
              </mfrac>
              <mo stretchy="false">+</mo>
              <mfrac>
                <msqrt>
                  <mrow>
                    <msup>
                      <mi>b</mi>
                      <mn>2</mn>
                    </msup>
                    <mo stretchy="false">−</mo>
                    <mrow>
                      <mn>4</mn>
                      <mo stretchy="false">∗</mo>
                      <mi>a</mi>
                      <mo stretchy="false">∗</mo>
                      <mi>c</mi>
                    </mrow>
                  </mrow>
                </msqrt>
                <mrow>
                  <mn>2</mn>
                  <mo stretchy="false">∗</mo>
                  <mi>a</mi>
                </mrow>
              </mfrac>
            </mrow>
            <mo stretchy="false">=</mo>
            <mfrac>
              <mrow>
                <mrow>
                  <mo stretchy="false">−</mo>
                  <mi>b</mi>
                </mrow>
                <mo stretchy="false">+</mo>
                <msqrt>
                  <mrow>
                    <msup>
                      <mi>b</mi>
                      <mn>2</mn>
                    </msup>
                    <mo stretchy="false">−</mo>
                    <mrow>
                      <mn>4</mn>
                      <mo stretchy="false">∗</mo>
                      <mi>a</mi>
                      <mo stretchy="false">∗</mo>
                      <mi>c</mi>
                    </mrow>
                  </mrow>
                </msqrt>
              </mrow>
              <mrow>
                <mn>2</mn>
                <mo stretchy="false">∗</mo>
                <mi>a</mi>
              </mrow>
            </mfrac>
          </mrow>
        </mtd>
      </mtr>
      <mtr>
        <mtd>
          <mrow/>
        </mtd>
      </mtr>
      <mtr>
        <mtd>
          <mrow>
            <mi>z</mi>
            <mo stretchy="false">=</mo>
            <mrow>
              <mfrac>
                <mrow>
                  <mo stretchy="false">−</mo>
                  <mi>b</mi>
                </mrow>
                <mrow>
                  <mn>2</mn>
                  <mo stretchy="false">∗</mo>
                  <mi>a</mi>
                </mrow>
              </mfrac>
              <mo stretchy="false">−</mo>
              <mfrac>
                <msqrt>
                  <mrow>
                    <msup>
                      <mi>b</mi>
                      <mn>2</mn>
                    </msup>
                    <mo stretchy="false">−</mo>
                    <mrow>
                      <mn>4</mn>
                      <mo stretchy="false">∗</mo>
                      <mi>a</mi>
                      <mo stretchy="false">∗</mo>
                      <mi>c</mi>
                    </mrow>
                  </mrow>
                </msqrt>
                <mrow>
                  <mn>2</mn>
                  <mo stretchy="false">∗</mo>
                  <mi>a</mi>
                </mrow>
              </mfrac>
            </mrow>
            <mo stretchy="false">=</mo>
            <mfrac>
              <mrow>
                <mrow>
                  <mo stretchy="false">−</mo>
                  <mi>b</mi>
                </mrow>
                <mo stretchy="false">−</mo>
                <msqrt>
                  <mrow>
                    <msup>
                      <mi>b</mi>
                      <mn>2</mn>
                    </msup>
                    <mo stretchy="false">−</mo>
                    <mrow>
                      <mn>4</mn>
                      <mo stretchy="false">∗</mo>
                      <mi>a</mi>
                      <mo stretchy="false">∗</mo>
                      <mi>c</mi>
                    </mrow>
                  </mrow>
                </msqrt>
              </mrow>
              <mrow>
                <mn>2</mn>
                <mo stretchy="false">∗</mo>
                <mi>a</mi>
              </mrow>
            </mfrac>
          </mrow>
        </mtd>
      </mtr>
    </mtable>
    <annotation encoding="StarMath 5.0">a*( x-y )*( x-z )=0
newline
newline
drarrow a*y*z=c
newline
drarrow y*z= c over a
newline
newline
y= { -b } over { 2*a }+h
newline
z= { -b } over { 2*a }-h
newline
newline
drarrow y*z=( { -b } over { 2*a }+h )*( { -b } over { 2*a }-h )
newline
drarrow c over a = { b^2 } over { 4*a^2 }-h^2
newline
drarrow h^2={ b^2 } over { 4*a^2 }-c over a
newline
drarrow h=+- sqrt{{ b^2 } over { 4*a^2 }-c over a}
newline
drarrow h=+- sqrt{{ b^2 -4*a*c} over { 4*a^2 }}
newline
drarrow h=+- sqrt{{ b^2 -4*a*c}} over { 2*a }
newline
newline Si h =+sqrt{{ b^2 -4*a*c}} over { 2*a }, entonces...
newline
newline
y= { -b } over { 2*a }+sqrt{{ b^2 -4*a*c}} over { 2*a }
= { -b  +sqrt{ b^2 -4*a*c}} over { 2*a }
newline
newline
z= { -b } over { 2*a }-sqrt{{ b^2 -4*a*c}} over { 2*a }
= { -b  -sqrt{ b^2 -4*a*c}} over { 2*a }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3T12:57:08.272325635</meta:creation-date>
    <dc:date>2016-04-03T13:15:50.632446659</dc:date>
    <meta:editing-duration>PT15M55S</meta:editing-duration>
    <meta:editing-cycles>4</meta:editing-cycles>
    <meta:generator>LibreOffice/5.0.5.2$Linux_X86_64 LibreOffice_project/00$Build-2</meta:generator>
  </office:meta>
</office:document-meta>
</file>